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e181e" draw:fill="none" draw:textarea-horizontal-align="justify" draw:textarea-vertical-align="middle" draw:auto-grow-height="false" fo:min-height="1.35cm" fo:min-width="1.1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dash" draw:stroke-dash="Ultrafine_20_Dashed" svg:stroke-color="#999999" draw:fill="none" draw:textarea-horizontal-align="justify" draw:textarea-vertical-align="middle" draw:auto-grow-height="false" fo:min-height="7.85cm" fo:min-width="11.7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svg:stroke-color="#000000" draw:fill-color="#fff45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Ultrafine_20_Dashed" svg:stroke-color="#999999" draw:fill="none" draw:textarea-horizontal-align="justify" draw:textarea-vertical-align="middle" draw:auto-grow-height="false" fo:min-height="8.15cm" fo:min-width="11.7cm"/>
    </style:style>
    <style:style style:name="gr10" style:family="graphic" style:parent-style-name="objectwithoutfill">
      <style:graphic-properties draw:stroke="dash" draw:stroke-dash="Ultrafine_20_Dashed" svg:stroke-color="#cccccc" draw:marker-end="Arrow" draw:marker-end-width="0.3cm" draw:fill="none" draw:textarea-vertical-align="middle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solid" draw:fill-color="#fffbcc" draw:textarea-horizontal-align="justify" draw:textarea-vertical-align="middle" draw:auto-grow-height="false" fo:min-height="2.432cm" fo:min-width="3.682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gr13" style:family="graphic" style:parent-style-name="standard">
      <style:graphic-properties draw:fill-color="#add58a" draw:textarea-horizontal-align="justify" draw:textarea-vertical-align="middle" draw:auto-grow-height="false" fo:min-height="8.35cm" fo:min-width="0.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599d"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153cm"/>
    </style:style>
    <style:style style:name="gr18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-color="#fff450"/>
      <style:paragraph-properties fo:text-align="center"/>
    </style:style>
    <style:style style:name="P6" style:family="paragraph">
      <loext:graphic-properties draw:fill="solid" draw:fill-color="#fffbcc"/>
      <style:paragraph-properties fo:text-align="center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-color="#add58a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T1" style:family="text">
      <style:text-properties fo:font-size="10pt"/>
    </style:style>
    <style:style style:name="T2" style:family="text">
      <style:text-properties fo:color="#666666" fo:font-size="10pt" fo:font-style="italic" style:font-style-asian="italic" style:font-style-complex="italic"/>
    </style:style>
    <style:style style:name="T3" style:family="text">
      <style:text-properties fo:color="#999999" fo:font-style="italic" style:font-style-asian="italic" style:font-style-complex="italic"/>
    </style:style>
    <style:style style:name="T4" style:family="text">
      <style:text-properties style:font-name="Liberation Mono"/>
    </style:style>
    <style:style style:name="T5" style:family="text">
      <style:text-properties style:font-name="Liberation Mono" fo:font-size="14pt"/>
    </style:style>
    <style:style style:name="T6" style:family="text">
      <style:text-properties fo:font-size="14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cm" svg:height="1.6cm" svg:x="6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9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0.6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0.2cm" svg:height="0.2cm" svg:x="1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1.5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6.6cm" svg:y="6.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0.2cm" svg:height="0.2cm" svg:x="9.2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0.2cm" svg:height="0.2cm" svg:x="9.6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2cm" svg:height="0.2cm" svg:x="10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2cm" svg:height="8.1cm" svg:x="2cm" svg:y="1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3cm" svg:height="1.361cm" svg:x="2.2cm" svg:y="1.7cm">
          <draw:text-box>
            <text:p text:style-name="P3">NANDRAD </text:p>
            <text:p text:style-name="P3">Model Objects</text:p>
          </draw:text-box>
        </draw:frame>
        <draw:frame draw:style-name="gr5" draw:text-style-name="P4" draw:layer="layout" svg:width="15.2cm" svg:height="1.916cm" svg:x="2.2cm" svg:y="10.3cm">
          <draw:text-box>
            <text:p text:style-name="P3">Modell input references (pointers/memory addresses)</text:p>
          </draw:text-box>
        </draw:frame>
        <draw:custom-shape draw:style-name="gr6" draw:text-style-name="P5" draw:layer="layout" svg:width="0.2cm" svg:height="0.2cm" svg:x="2cm" svg:y="10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4" draw:layer="layout" svg:width="6.9cm" svg:height="1.361cm" svg:x="2.2cm" svg:y="11.239cm">
          <draw:text-box>
            <text:p text:style-name="P3">Modell result values</text:p>
          </draw:text-box>
        </draw:frame>
        <draw:custom-shape draw:style-name="gr2" draw:text-style-name="P2" draw:layer="layout" svg:width="0.2cm" svg:height="0.2cm" svg:x="2cm" svg:y="11.53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xml:id="id1" draw:id="id1" draw:layer="layout" svg:width="0.2cm" svg:height="0.2cm" svg:x="11.3cm" svg:y="6.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draw:layer="layout" svg:width="0.2cm" svg:height="0.2cm" svg:x="9.343cm" svg:y="2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draw:layer="layout" svg:width="0.2cm" svg:height="0.2cm" svg:x="9.8cm" svg:y="2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xml:id="id5" draw:id="id5" draw:layer="layout" svg:width="0.2cm" svg:height="0.2cm" svg:x="6.4cm" svg:y="5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xml:id="id3" draw:id="id3" draw:layer="layout" svg:width="0.2cm" svg:height="0.2cm" svg:x="6.857cm" svg:y="5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8" draw:text-style-name="P1" draw:layer="layout" draw:type="curve" svg:x1="11.4cm" svg:y1="6.9cm" svg:x2="10.1cm" svg:y2="4cm" draw:start-shape="id1" draw:start-glue-point="0" draw:end-shape="id2" draw:end-glue-point="2" svg:d="M11400 6900c0-2175-1300-725-1300-2900" svg:viewBox="0 0 1301 2901">
          <text:p/>
        </draw:connector>
        <draw:connector draw:style-name="gr8" draw:text-style-name="P1" draw:layer="layout" draw:type="curve" svg:x1="6.957cm" svg:y1="5.6cm" svg:x2="9.7cm" svg:y2="4cm" draw:start-shape="id3" draw:start-glue-point="0" draw:end-shape="id4" draw:end-glue-point="2" svg:d="M6957 5600c0-1200 2743-400 2743-1600" svg:viewBox="0 0 2744 1601">
          <text:p/>
        </draw:connector>
        <draw:connector draw:style-name="gr8" draw:text-style-name="P1" draw:layer="layout" draw:type="curve" draw:line-skew="-0.411cm" svg:x1="6.4cm" svg:y1="5.7cm" svg:x2="11.1cm" svg:y2="8.2cm" draw:start-shape="id5" draw:start-glue-point="3" draw:end-shape="id6" draw:end-glue-point="2" svg:d="M6400 5700c-1368 0-1140 1501 377 2314s4323 937 4323 186" svg:viewBox="0 0 5606 3000">
          <text:p/>
        </draw:connector>
        <draw:line draw:style-name="gr8" draw:text-style-name="P1" draw:layer="layout" svg:x1="1.6cm" svg:y1="12.5cm" svg:x2="2.3cm" svg:y2="12.5cm">
          <text:p/>
        </draw:line>
        <draw:frame draw:style-name="gr7" draw:text-style-name="P4" draw:layer="layout" svg:width="6.9cm" svg:height="1.361cm" svg:x="2.2cm" svg:y="12.139cm">
          <draw:text-box>
            <text:p text:style-name="P3">Dependencies (used result values of other models)</text:p>
          </draw:text-box>
        </draw:frame>
        <draw:custom-shape draw:style-name="gr1" draw:text-style-name="P1" draw:layer="layout" svg:width="1.6cm" svg:height="1.6cm" svg:x="6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9cm" svg:y="1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0.6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2cm" svg:height="0.2cm" svg:x="11cm" svg:y="2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1.5cm" svg:y="2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6.6cm" svg:y="19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0.2cm" svg:height="0.2cm" svg:x="9.2cm" svg:y="1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2cm" svg:height="0.2cm" svg:x="9.6cm" svg:y="1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0.2cm" svg:height="0.2cm" svg:x="10cm" svg:y="16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2cm" svg:height="8.4cm" svg:x="2cm" svg:y="13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3cm" svg:height="1.361cm" svg:x="2.2cm" svg:y="14.5cm">
          <draw:text-box>
            <text:p text:style-name="P3">FMU replaces</text:p>
            <text:p text:style-name="P3">Object B</text:p>
          </draw:text-box>
        </draw:frame>
        <draw:custom-shape draw:style-name="gr6" draw:text-style-name="P5" xml:id="id7" draw:id="id7" draw:layer="layout" svg:width="0.2cm" svg:height="0.2cm" svg:x="11.3cm" svg:y="19.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draw:layer="layout" svg:width="0.2cm" svg:height="0.2cm" svg:x="9.343cm" svg:y="1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draw:layer="layout" svg:width="0.2cm" svg:height="0.2cm" svg:x="9.8cm" svg:y="1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xml:id="id11" draw:id="id11" draw:layer="layout" svg:width="0.2cm" svg:height="0.2cm" svg:x="6.4cm" svg:y="18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xml:id="id9" draw:id="id9" draw:layer="layout" svg:width="0.2cm" svg:height="0.2cm" svg:x="6.857cm" svg:y="18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0" draw:text-style-name="P1" draw:layer="layout" draw:type="curve" svg:x1="11.4cm" svg:y1="19.7cm" svg:x2="10.1cm" svg:y2="16.8cm" draw:start-shape="id7" draw:start-glue-point="0" draw:end-shape="id8" draw:end-glue-point="2" svg:d="M11400 19700c0-2175-1300-725-1300-2900" svg:viewBox="0 0 1301 2901">
          <text:p/>
        </draw:connector>
        <draw:connector draw:style-name="gr8" draw:text-style-name="P1" draw:layer="layout" draw:type="curve" svg:x1="6.957cm" svg:y1="18.4cm" svg:x2="9.7cm" svg:y2="16.8cm" draw:start-shape="id9" draw:start-glue-point="0" draw:end-shape="id10" draw:end-glue-point="2" svg:d="M6957 18400c0-1200 2743-400 2743-1600" svg:viewBox="0 0 2744 1601">
          <text:p/>
        </draw:connector>
        <draw:connector draw:style-name="gr10" draw:text-style-name="P1" draw:layer="layout" draw:type="curve" draw:line-skew="-0.411cm" svg:x1="6.4cm" svg:y1="18.5cm" svg:x2="11.1cm" svg:y2="21cm" draw:start-shape="id11" draw:start-glue-point="3" draw:end-shape="id12" draw:end-glue-point="2" svg:d="M6400 18500c-1368 0-1140 1501 377 2314s4323 937 4323 186" svg:viewBox="0 0 5606 3000">
          <text:p/>
        </draw:connector>
        <draw:custom-shape draw:style-name="gr11" draw:text-style-name="P6" draw:layer="layout" svg:width="4.2cm" svg:height="2.7cm" svg:x="13cm" svg:y="1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3cm" svg:height="1.361cm" svg:x="13.1cm" svg:y="16.6cm">
          <draw:text-box>
            <text:p text:style-name="P3">FMI Input/<text:line-break/>Output Interface</text:p>
          </draw:text-box>
        </draw:frame>
        <draw:custom-shape draw:style-name="gr2" draw:text-style-name="P2" xml:id="id13" draw:id="id13" draw:layer="layout" svg:width="0.2cm" svg:height="0.2cm" svg:x="13.335cm" svg:y="18.1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13.7cm" svg:y="18.2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draw:line-skew="-0.511cm 2.332cm" svg:x1="6.4cm" svg:y1="18.5cm" svg:x2="13.435cm" svg:y2="18.387cm" draw:start-shape="id11" draw:start-glue-point="3" draw:end-shape="id13" draw:end-glue-point="2" svg:d="M6400 18500c-1518 0-1265 1467 873 2581s6162 1875 6162-2694" svg:viewBox="0 0 8003 3544">
          <text:p/>
        </draw:connector>
        <draw:frame draw:style-name="gr12" draw:text-style-name="P8" draw:layer="layout" svg:width="5.1cm" svg:height="0.7cm" svg:x="11.2cm" svg:y="5.2cm">
          <draw:text-box>
            <text:p text:style-name="P7">A.varname1</text:p>
          </draw:text-box>
        </draw:frame>
        <draw:frame draw:style-name="gr12" draw:text-style-name="P8" draw:layer="layout" svg:width="5.1cm" svg:height="0.7cm" svg:x="8.768cm" svg:y="1.949cm">
          <draw:text-box>
            <text:p text:style-name="P7">Object A</text:p>
          </draw:text-box>
        </draw:frame>
        <draw:frame draw:style-name="gr12" draw:text-style-name="P8" draw:layer="layout" svg:width="5.1cm" svg:height="1.827cm" svg:x="12.9cm" svg:y="21cm">
          <draw:text-box>
            <text:p text:style-name="P7"><text:span text:style-name="T1">B</text:span><text:span text:style-name="T1">.v</text:span><text:span text:style-name="T1">ar</text:span><text:span text:style-name="T1">n</text:span><text:span text:style-name="T1">a</text:span><text:span text:style-name="T1">m</text:span><text:span text:style-name="T1">e</text:span><text:span text:style-name="T1">5</text:span><text:span text:style-name="T1"><text:line-break/></text:span><text:span text:style-name="T2">(</text:span><text:span text:style-name="T2">F</text:span><text:span text:style-name="T2">M</text:span><text:span text:style-name="T2">I </text:span><text:span text:style-name="T2">M</text:span><text:span text:style-name="T2">o</text:span><text:span text:style-name="T2">d</text:span><text:span text:style-name="T2">el </text:span><text:span text:style-name="T2">p</text:span><text:span text:style-name="T2">u</text:span><text:span text:style-name="T2">bl</text:span><text:span text:style-name="T2">is</text:span><text:span text:style-name="T2">h</text:span><text:span text:style-name="T2">e</text:span><text:span text:style-name="T2">s </text:span><text:span text:style-name="T2">v</text:span><text:span text:style-name="T2">ar</text:span><text:span text:style-name="T2">ia</text:span><text:span text:style-name="T2">bl</text:span><text:span text:style-name="T2">e </text:span><text:span text:style-name="T2">u</text:span><text:span text:style-name="T2">n</text:span><text:span text:style-name="T2">d</text:span><text:span text:style-name="T2">er </text:span><text:span text:style-name="T2">th</text:span><text:span text:style-name="T2">e </text:span><text:span text:style-name="T2">s</text:span><text:span text:style-name="T2">a</text:span><text:span text:style-name="T2">m</text:span><text:span text:style-name="T2">e </text:span><text:span text:style-name="T2">I</text:span><text:span text:style-name="T2">D </text:span><text:span text:style-name="T2">a</text:span><text:span text:style-name="T2">s </text:span><text:span text:style-name="T2">pr</text:span><text:span text:style-name="T2">e</text:span><text:span text:style-name="T2">vi</text:span><text:span text:style-name="T2">o</text:span><text:span text:style-name="T2">u</text:span><text:span text:style-name="T2">sl</text:span><text:span text:style-name="T2">y </text:span><text:span text:style-name="T2">a</text:span><text:span text:style-name="T2">n</text:span><text:span text:style-name="T2">ot</text:span><text:span text:style-name="T2">h</text:span><text:span text:style-name="T2">er </text:span><text:span text:style-name="T2">m</text:span><text:span text:style-name="T2">o</text:span><text:span text:style-name="T2">d</text:span><text:span text:style-name="T2">el</text:span><text:span text:style-name="T2">)</text:span></text:p>
          </draw:text-box>
        </draw:frame>
        <draw:frame draw:style-name="gr12" draw:text-style-name="P8" draw:layer="layout" svg:width="5.1cm" svg:height="0.7cm" svg:x="11.3cm" svg:y="8.3cm">
          <draw:text-box>
            <text:p text:style-name="P7">Object B</text:p>
          </draw:text-box>
        </draw:frame>
        <draw:frame draw:style-name="gr12" draw:text-style-name="P8" draw:layer="layout" svg:width="5.1cm" svg:height="0.7cm" svg:x="7.6cm" svg:y="7.9cm">
          <draw:text-box>
            <text:p text:style-name="P7">B.varname5</text:p>
          </draw:text-box>
        </draw:frame>
        <draw:custom-shape draw:style-name="gr6" draw:text-style-name="P5" xml:id="id14" draw:id="id14" draw:layer="layout" svg:width="0.2cm" svg:height="0.2cm" svg:x="13.5cm" svg:y="16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8" draw:text-style-name="P1" draw:layer="layout" draw:type="curve" svg:x1="13.6cm" svg:y1="16.2cm" svg:x2="10.1cm" svg:y2="16.8cm" draw:start-shape="id14" draw:start-glue-point="0" draw:end-shape="id8" draw:end-glue-point="2" svg:d="M13600 16200c0-751-1750-501-1750 300s-1750 1051-1750 300" svg:viewBox="0 0 3501 1501">
          <text:p/>
        </draw:connector>
        <draw:frame draw:style-name="gr12" draw:text-style-name="P8" draw:layer="layout" svg:width="5.1cm" svg:height="1.827cm" svg:x="11.3cm" svg:y="13.973cm">
          <draw:text-box>
            <text:p text:style-name="P7">A.varname1<text:line-break/><text:span text:style-name="T3">(FMU accesses results of </text:span><text:span text:style-name="T3">model objects via input </text:span><text:span text:style-name="T3">references)</text:span></text:p>
          </draw:text-box>
        </draw:frame>
        <draw:custom-shape draw:style-name="gr13" draw:text-style-name="P9" draw:layer="layout" svg:width="1.4cm" svg:height="8.6cm" svg:x="18.6cm" svg:y="13.7cm">
          <text:p text:style-name="P2"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715cm" svg:height="0.962cm" draw:transform="rotate (1.5707963267949) translate (18.738cm 20cm)">
          <draw:text-box>
            <text:p>FMI Master</text:p>
          </draw:text-box>
        </draw:frame>
        <draw:line draw:style-name="gr15" draw:text-style-name="P1" draw:layer="layout" svg:x1="18.5cm" svg:y1="18.3cm" svg:x2="14.1cm" svg:y2="18.3cm">
          <text:p/>
        </draw:line>
        <draw:line draw:style-name="gr16" draw:text-style-name="P1" draw:layer="layout" svg:x1="14.1cm" svg:y1="16.3cm" svg:x2="18.5cm" svg:y2="16.3cm">
          <text:p/>
        </draw:line>
        <draw:line draw:style-name="gr16" draw:text-style-name="P1" draw:layer="layout" svg:x1="6.8cm" svg:y1="24.2cm" svg:x2="8.2cm" svg:y2="24.2cm">
          <text:p/>
        </draw:line>
        <draw:line draw:style-name="gr15" draw:text-style-name="P1" draw:layer="layout" svg:x1="8.2cm" svg:y1="25.9cm" svg:x2="6.8cm" svg:y2="25.9cm">
          <text:p/>
        </draw:line>
        <draw:frame draw:style-name="gr5" draw:text-style-name="P4" draw:layer="layout" svg:width="11.05cm" svg:height="1.916cm" svg:x="8.55cm" svg:y="23.843cm">
          <draw:text-box>
            <text:p text:style-name="P3"><text:span text:style-name="T4">f</text:span><text:span text:style-name="T4">m</text:span><text:span text:style-name="T4">i</text:span><text:span text:style-name="T4">2</text:span><text:span text:style-name="T4">G</text:span><text:span text:style-name="T4">e</text:span><text:span text:style-name="T4">t</text:span><text:span text:style-name="T4">R</text:span><text:span text:style-name="T4">e</text:span><text:span text:style-name="T4">a</text:span><text:span text:style-name="T4">l</text:span><text:span text:style-name="T4">(</text:span><text:span text:style-name="T4">)</text:span> accesses directly values in memory slots (result values of other models)</text:p>
          </draw:text-box>
        </draw:frame>
        <draw:frame draw:style-name="gr17" draw:text-style-name="P11" draw:layer="layout" svg:width="11cm" svg:height="1.403cm" svg:x="8.6cm" svg:y="25.5cm">
          <draw:text-box>
            <text:p><text:span text:style-name="T5">fmi2SetReal()</text:span><text:span text:style-name="T6"> writes directly into memory </text:span></text:p>
            <text:p><text:span text:style-name="T6">of result variables</text:span></text:p>
          </draw:text-box>
        </draw:frame>
        <draw:frame draw:style-name="gr18" draw:text-style-name="P10" draw:layer="layout" svg:width="17.3cm" svg:height="1.2cm" svg:x="2cm" svg:y="27.5cm">
          <draw:text-box>
            <text:p><text:span text:style-name="T7">Later:</text:span> upgrade to use input/output value interpol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2T07:15:41.172622713</meta:creation-date>
    <meta:generator>LibreOffice/6.0.7.3$Linux_X86_64 LibreOffice_project/00m0$Build-3</meta:generator>
    <dc:date>2021-04-22T07:52:58.194763780</dc:date>
    <meta:editing-duration>PT16M24S</meta:editing-duration>
    <meta:editing-cycles>3</meta:editing-cycles>
    <meta:document-statistic meta:object-count="66"/>
  </office:meta>
</office:document-meta>
</file>